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2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3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86cm" fo:min-width="1.9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7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8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8cm" fo:min-width="0.066cm" fo:padding-top="0.302cm" fo:padding-bottom="0.302cm" fo:padding-left="0.427cm" fo:padding-right="0.427cm"/>
    </style:style>
    <style:style style:name="gr13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4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6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7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2.3cm"/>
    </style:style>
    <style:style style:name="P1" style:family="paragraph">
      <loext:graphic-properties draw:fill="none" draw:fill-color="#6666ff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6666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3333" draw:opacity="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4" style:family="paragraph">
      <style:paragraph-properties fo:text-align="center"/>
      <style:text-properties fo:color="#ff3333"/>
    </style:style>
    <style:style style:name="P15" style:family="paragraph">
      <loext:graphic-properties draw:fill="none" draw:fill-color="#ffffff"/>
      <style:paragraph-properties fo:text-align="center"/>
      <style:text-properties fo:color="#ff3333"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cc" fo:font-size="12pt" style:font-size-asian="12pt" style:font-size-complex="12pt"/>
    </style:style>
    <style:style style:name="T7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44cm" svg:height="1.245cm" svg:x="16.456cm" svg:y="4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6.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5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xml:id="id2" draw:id="id2" draw:layer="layout" svg:width="3.5cm" svg:height="2.6cm" svg:x="15.7cm" svg:y="3.2cm">
          <text:p text:style-name="P3"><text:span text:style-name="T1"/></text:p>
          <text:p text:style-name="P3"><text:span text:style-name="T1">Template </text:span><text:span text:style-name="T1"><text:line-break/></text:span><text:span text:style-name="T1">Databas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4.7cm" svg:height="2.3cm" svg:x="4.7cm" svg:y="3.35cm">
          <text:p text:style-name="P3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4" draw:id="id4" draw:layer="layout" svg:width="3.5cm" svg:height="2.3cm" svg:x="6.4cm" svg:y="7.1cm">
          <text:p text:style-name="P3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5" draw:layer="layout" svg:x1="3.1cm" svg:y1="3.7cm" svg:x2="4.7cm" svg:y2="3.7cm">
          <text:p/>
        </draw:line>
        <draw:line draw:style-name="gr9" draw:text-style-name="P5" draw:layer="layout" svg:x1="3.1cm" svg:y1="5.3cm" svg:x2="4.7cm" svg:y2="5.3cm">
          <text:p/>
        </draw:line>
        <draw:line draw:style-name="gr8" draw:text-style-name="P5" draw:layer="layout" svg:x1="9.4cm" svg:y1="3.7cm" svg:x2="11cm" svg:y2="3.7cm">
          <text:p/>
        </draw:line>
        <draw:line draw:style-name="gr9" draw:text-style-name="P5" draw:layer="layout" svg:x1="9.4cm" svg:y1="5.3cm" svg:x2="11cm" svg:y2="5.3cm">
          <text:p/>
        </draw:line>
        <draw:connector draw:style-name="gr8" draw:text-style-name="P5" draw:layer="layout" draw:type="line" svg:x1="14.5cm" svg:y1="4.5cm" svg:x2="15.7cm" svg:y2="4.5cm" draw:start-shape="id1" draw:start-glue-point="7" draw:end-shape="id2" draw:end-glue-point="6" svg:d="M14500 4500h1200" svg:viewBox="0 0 1201 1">
          <text:p/>
        </draw:connector>
        <draw:connector draw:style-name="gr9" draw:text-style-name="P5" draw:layer="layout" draw:type="line" svg:x1="12.75cm" svg:y1="5.65cm" svg:x2="12.75cm" svg:y2="7.1cm" draw:start-shape="id1" draw:start-glue-point="6" draw:end-shape="id3" draw:end-glue-point="4" svg:d="M12750 5650v1450" svg:viewBox="0 0 1 1451">
          <text:p/>
        </draw:connector>
        <draw:connector draw:style-name="gr9" draw:text-style-name="P5" draw:layer="layout" draw:type="line" svg:x1="11.35cm" svg:y1="8.25cm" svg:x2="9.9cm" svg:y2="8.25cm" draw:start-shape="id3" draw:start-glue-point="5" draw:end-shape="id4" draw:end-glue-point="7" svg:d="M11350 8250h-1450" svg:viewBox="0 0 1451 1">
          <text:p/>
        </draw:connector>
        <draw:connector draw:style-name="gr9" draw:text-style-name="P5" draw:layer="layout" draw:type="line" svg:x1="6.4cm" svg:y1="8.25cm" svg:x2="4.886cm" svg:y2="8.264cm" draw:start-shape="id4" draw:start-glue-point="5" svg:d="M6400 8250l-1514 14" svg:viewBox="0 0 1515 15">
          <text:p/>
        </draw:connector>
        <draw:frame draw:style-name="gr10" draw:text-style-name="P7" draw:layer="layout" svg:width="4.8cm" svg:height="3.095cm" svg:x="1cm" svg:y="7.001cm">
          <draw:text-box>
            <text:p text:style-name="P3"><text:span text:style-name="T2">Match</text:span><text:span text:style-name="T3"> (face belongs to John) </text:span></text:p>
            <text:p text:style-name="P3"><text:span text:style-name="T4">or</text:span><text:span text:style-name="T3"> </text:span><text:span text:style-name="T3"><text:line-break/></text:span><text:span text:style-name="T2">No Match</text:span><text:span text:style-name="T3"> (face does not belong to John)</text:span></text:p>
          </draw:text-box>
        </draw:frame>
        <draw:line draw:style-name="gr8" draw:text-style-name="P5" draw:layer="layout" svg:x1="2.2cm" svg:y1="11.7cm" svg:x2="3.9cm" svg:y2="11.7cm">
          <text:p/>
        </draw:line>
        <draw:frame draw:style-name="gr11" draw:text-style-name="P8" draw:layer="layout" svg:width="4.2cm" svg:height="0.962cm" svg:x="4.1cm" svg:y="11.2cm">
          <draw:text-box>
            <text:p>= Enrollment</text:p>
          </draw:text-box>
        </draw:frame>
        <draw:line draw:style-name="gr9" draw:text-style-name="P5" draw:layer="layout" svg:x1="2.2cm" svg:y1="12.7cm" svg:x2="3.9cm" svg:y2="12.7cm">
          <text:p/>
        </draw:line>
        <draw:frame draw:style-name="gr11" draw:text-style-name="P8" draw:layer="layout" svg:width="4.5cm" svg:height="0.962cm" svg:x="4.1cm" svg:y="12.238cm">
          <draw:text-box>
            <text:p>= Verification</text:p>
          </draw:text-box>
        </draw:frame>
        <draw:g>
          <draw:custom-shape draw:style-name="gr1" draw:text-style-name="P1" draw:layer="layout" svg:width="1.244cm" svg:height="1.245cm" svg:x="16.256cm" svg:y="6.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2" draw:layer="layout" svg:width="1.3cm" svg:height="1.3cm" svg:x="16.2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1.244cm" svg:height="1.245cm" svg:x="13.1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3.1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3.2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1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0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" draw:text-style-name="P12" draw:layer="layout" svg:width="1.8cm" svg:height="0.725cm" svg:x="9.7cm" svg:y="8.4cm">
          <draw:text-box>
            <text:p text:style-name="P3"><text:span text:style-name="T5">Score</text:span></text:p>
          </draw:text-box>
        </draw:frame>
        <draw:g>
          <draw:custom-shape draw:style-name="gr1" draw:text-style-name="P1" draw:layer="layout" svg:width="1.244cm" svg:height="1.245cm" svg:x="14.521cm" svg:y="2.7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4.465cm" svg:y="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4.565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5" xml:id="id1" draw:id="id1" draw:layer="layout" svg:width="3.5cm" svg:height="2.3cm" svg:x="11cm" svg:y="3.35cm">
          <text:p text:style-name="P3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5" xml:id="id3" draw:id="id3" draw:layer="layout" svg:width="2.8cm" svg:height="2.3cm" svg:x="11.35cm" svg:y="7.1cm">
          <text:p text:style-name="P3">Match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draw:type="lines" svg:x1="17.45cm" svg:y1="5.8cm" svg:x2="14.15cm" svg:y2="8.25cm" draw:start-shape="id2" draw:start-glue-point="8" draw:end-shape="id3" draw:end-glue-point="7" svg:d="M17450 5800v502l-2798 1948h-502" svg:viewBox="0 0 3301 2451">
          <text:p/>
        </draw:connector>
        <draw:frame draw:style-name="gr18" draw:text-style-name="P13" draw:layer="layout" svg:width="1.5cm" svg:height="0.725cm" svg:x="1.5cm" svg:y="2.3cm">
          <draw:text-box>
            <text:p text:style-name="P3"><text:span text:style-name="T6">John</text:span></text:p>
          </draw:text-box>
        </draw:frame>
        <draw:frame draw:style-name="gr18" draw:text-style-name="P13" draw:layer="layout" svg:width="1.5cm" svg:height="0.725cm" svg:x="17.4cm" svg:y="4.575cm">
          <draw:text-box>
            <text:p text:style-name="P3"><text:span text:style-name="T6">John</text:span></text:p>
          </draw:text-box>
        </draw:frame>
        <draw:frame draw:style-name="gr18" draw:text-style-name="P13" draw:layer="layout" svg:width="1.5cm" svg:height="0.725cm" svg:x="17.3cm" svg:y="7.175cm">
          <draw:text-box>
            <text:p text:style-name="P3"><text:span text:style-name="T6">John</text:span></text:p>
          </draw:text-box>
        </draw:frame>
        <draw:frame draw:style-name="gr18" draw:text-style-name="P15" draw:layer="layout" svg:width="1.5cm" svg:height="0.725cm" svg:x="1.5cm" svg:y="6.101cm">
          <draw:text-box>
            <text:p text:style-name="P14"><text:span text:style-name="T7">Joh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17-05-22T09:33:30.884810798</dc:date>
    <meta:editing-duration>PT51M45S</meta:editing-duration>
    <meta:editing-cycles>13</meta:editing-cycles>
    <meta:generator>LibreOffice/5.2.6.2$Linux_X86_64 LibreOffice_project/a3100ed2409ebf1c212f5048fbe377c281438fdc</meta:generator>
    <meta:document-statistic meta:object-count="47"/>
  </office:meta>
</office:document-meta>
</file>